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local-state-police-vir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local-state-police-virg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">
            <text:p>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897">
            <text:p>24897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62">
            <text:p>6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058">
            <text:p>2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04">
            <text:p>13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480">
            <text:p>1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2739">
            <text:p>22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5001">
            <text:p>2500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904">
            <text:p>7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1">
            <text:p>2001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8">
            <text:p>2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local-state-police-virg" style:display-name="PageStyle_arrests-local-state-police-virg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